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ulka1" style:family="table" style:master-page-name="">
      <style:table-properties style:width="19.897cm" fo:margin-left="-1.339cm" style:page-number="auto" table:align="left"/>
    </style:style>
    <style:style style:name="Tabulka1.A" style:family="table-column">
      <style:table-column-properties style:column-width="4.045cm"/>
    </style:style>
    <style:style style:name="Tabulka1.B" style:family="table-column">
      <style:table-column-properties style:column-width="2.916cm"/>
    </style:style>
    <style:style style:name="Tabulka1.C" style:family="table-column">
      <style:table-column-properties style:column-width="2.893cm"/>
    </style:style>
    <style:style style:name="Tabulka1.F" style:family="table-column">
      <style:table-column-properties style:column-width="4.235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F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8d8a" officeooo:paragraph-rsid="00098d8a"/>
    </style:style>
    <style:style style:name="P2" style:family="paragraph" style:parent-style-name="Table_20_Contents">
      <style:text-properties style:text-underline-style="solid" style:text-underline-width="auto" style:text-underline-color="font-color" officeooo:rsid="00098d8a" officeooo:paragraph-rsid="00098d8a"/>
    </style:style>
    <style:style style:name="P3" style:family="paragraph" style:parent-style-name="Table_20_Contents">
      <style:text-properties fo:font-style="italic" officeooo:rsid="00098d8a" officeooo:paragraph-rsid="00098d8a" style:font-style-asian="italic" style:font-style-complex="italic"/>
    </style:style>
    <style:style style:name="P4" style:family="paragraph" style:parent-style-name="Table_20_Contents">
      <style:text-properties fo:font-style="italic" officeooo:rsid="000aa5bb" officeooo:paragraph-rsid="000aa5bb" style:font-style-asian="italic" style:font-style-complex="italic"/>
    </style:style>
    <style:style style:name="P5" style:family="paragraph" style:parent-style-name="Table_20_Contents">
      <style:text-properties officeooo:rsid="000aa5bb" officeooo:paragraph-rsid="000aa5bb"/>
    </style:style>
    <style:style style:name="P6" style:family="paragraph" style:parent-style-name="Table_20_Contents">
      <style:text-properties officeooo:rsid="000c8012" officeooo:paragraph-rsid="000c8012"/>
    </style:style>
    <style:style style:name="P7" style:family="paragraph" style:parent-style-name="Table_20_Contents">
      <loext:graphic-properties draw:fill="none"/>
      <style:paragraph-properties fo:background-color="transparent" text:number-lines="false" text:line-number="0"/>
      <style:text-properties officeooo:rsid="00098d8a" officeooo:paragraph-rsid="00098d8a"/>
    </style:style>
    <style:style style:name="T1" style:family="text">
      <style:text-properties fo:font-style="italic" officeooo:rsid="000c8012" style:font-style-asian="italic" style:font-style-complex="italic"/>
    </style:style>
    <style:style style:name="T2" style:family="text">
      <style:text-properties officeooo:rsid="000aa5bb"/>
    </style:style>
    <style:style style:name="T3" style:family="text">
      <style:text-properties officeooo:rsid="000c80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 table:number-columns-repeated="2"/>
        <table:table-column table:style-name="Tabulka1.B"/>
        <table:table-column table:style-name="Tabulka1.F"/>
        <table:table-row>
          <table:table-cell table:style-name="Tabulka1.A1" office:value-type="string">
            <text:p text:style-name="P2">Funkční styl</text:p>
          </table:table-cell>
          <table:table-cell table:style-name="Tabulka1.A1" office:value-type="string">
            <text:p text:style-name="P3">Funkce, znaky</text:p>
          </table:table-cell>
          <table:table-cell table:style-name="Tabulka1.A1" office:value-type="string">
            <text:p text:style-name="P3">Jaz. prostředky</text:p>
          </table:table-cell>
          <table:table-cell table:style-name="Tabulka1.A1" office:value-type="string">
            <text:p text:style-name="P4">Sklad<text:span text:style-name="T3">b</text:span>a</text:p>
          </table:table-cell>
          <table:table-cell table:style-name="Tabulka1.A1" office:value-type="string">
            <text:p text:style-name="P3">Slohové postupy</text:p>
          </table:table-cell>
          <table:table-cell table:style-name="Tabulka1.F1" office:value-type="string">
            <text:p text:style-name="P3">Slohové útvary</text:p>
          </table:table-cell>
        </table:table-row>
        <table:table-row>
          <table:table-cell table:style-name="Tabulka1.A2" office:value-type="string">
            <text:p text:style-name="P1">I. PROSTĚSDĚLOVACÍ</text:p>
            <text:p text:style-name="P1">= styl běžné komunikace</text:p>
          </table:table-cell>
          <table:table-cell table:style-name="Tabulka1.A2" office:value-type="string">
            <text:p text:style-name="P1">Fce. Informační nebo sdělná</text:p>
            <text:p text:style-name="P1">Znaky: Většinou probíhají v mluvené formě, spontánnost, soukromé, většinou dialog</text:p>
          </table:table-cell>
          <table:table-cell table:style-name="Tabulka1.A2" office:value-type="string">
            <text:p text:style-name="P3">→ Nespisovná, hovorová <text:span text:style-name="T2">slova</text:span></text:p>
            <text:p text:style-name="P1">→<text:span text:style-name="T2"> Slova citově zabarvená</text:span></text:p>
            <text:p text:style-name="P3">→ <text:span text:style-name="T2">Parazitní slova (vyplňují čas)</text:span></text:p>
          </table:table-cell>
          <table:table-cell table:style-name="Tabulka1.A2" office:value-type="string">
            <text:p text:style-name="P5">→ Jednoduché věty</text:p>
            <text:p text:style-name="P5">→ větný ekvivalent</text:p>
            <text:p text:style-name="P5">→ Odchylky od pravidelné stavby věty: Zeugma, kontaminace</text:p>
          </table:table-cell>
          <table:table-cell table:style-name="Tabulka1.A2" office:value-type="string">
            <text:p text:style-name="P5">→ Informační</text:p>
            <text:p text:style-name="P5">→ Popisný</text:p>
            <text:p text:style-name="P5">→ Vypravovací</text:p>
          </table:table-cell>
          <table:table-cell table:style-name="Tabulka1.F2" office:value-type="string">
            <text:p text:style-name="P7">→ prosté vypravování</text:p>
            <text:p text:style-name="P7">→ prostý popis</text:p>
            <text:p text:style-name="P7">→ sms, email, blahopřání, zpráva (byla), oznámení (bude), rozhovory, telefonát</text:p>
          </table:table-cell>
        </table:table-row>
        <table:table-row>
          <table:table-cell table:style-name="Tabulka1.A2" office:value-type="string">
            <text:p text:style-name="P1">II. ODBORNÝ</text:p>
            <text:p text:style-name="P1">= styl vědecké komunikace</text:p>
            <text:p text:style-name="P1"/>
            <text:p text:style-name="P5">1) Vědecký</text:p>
            <text:p text:style-name="P4">Psán pro odborníky, nezainteresovaný člověk tomu nerozumí</text:p>
          </table:table-cell>
          <table:table-cell table:style-name="Tabulka1.A2" office:value-type="string">
            <text:p text:style-name="P6">Fce. Odborně sdělná a vzdělávací</text:p>
            <text:p text:style-name="P6">Znaky:</text:p>
            <text:p text:style-name="P6">→ Systém, objektivnost, přehlednost, úplnost, jednoznačnost, propracovanost, připravenost</text:p>
          </table:table-cell>
          <table:table-cell table:style-name="Tabulka1.A2" office:value-type="string">
            <text:p text:style-name="Table_20_Contents">→<text:span text:style-name="T3"> Spisovný jazyk s použitím termínů</text:span></text:p>
            <text:p text:style-name="Table_20_Contents">→<text:span text:style-name="T3"> Bez citového zabarvení</text:span></text:p>
          </table:table-cell>
          <table:table-cell table:style-name="Tabulka1.A2" office:value-type="string">
            <text:p text:style-name="Table_20_Contents">→<text:span text:style-name="T3"> Komplikovaná dlouhá souvětí</text:span></text:p>
            <text:p text:style-name="Table_20_Contents">→<text:span text:style-name="T3"> Obsahuje poznámky, zdroje, atd</text:span></text:p>
          </table:table-cell>
          <table:table-cell table:style-name="Tabulka1.A2" office:value-type="string">
            <text:p text:style-name="Table_20_Contents">→<text:span text:style-name="T3"> Informační</text:span></text:p>
            <text:p text:style-name="Table_20_Contents">→<text:span text:style-name="T3"> Výkladový</text:span></text:p>
          </table:table-cell>
          <table:table-cell table:style-name="Tabulka1.F2" office:value-type="string">
            <text:p text:style-name="Table_20_Contents">→<text:span text:style-name="T3"> Výklad</text:span></text:p>
            <text:p text:style-name="Table_20_Contents">→<text:span text:style-name="T3"> Přednáška</text:span></text:p>
            <text:p text:style-name="Table_20_Contents">→<text:span text:style-name="T3"> Odborný popis</text:span></text:p>
            <text:p text:style-name="Table_20_Contents">→<text:span text:style-name="T3"> Popis pracovního postupu</text:span></text:p>
            <text:p text:style-name="Table_20_Contents"><text:span text:style-name="T3">- - - - - - - - - - - - - - - - <text:line-break/>Na pomezí je úvaha, kritika, recenze a esej</text:span></text:p>
          </table:table-cell>
        </table:table-row>
        <table:table-row>
          <table:table-cell table:style-name="Tabulka1.A2" office:value-type="string">
            <text:p text:style-name="P5">2) Praktický</text:p>
            <text:p text:style-name="P4">Často popisy p. p.<text:line-break/>Čtenář je znalý a zainteresovaný, obsahuje zkratky a pojmy</text:p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5">3) Populárně naučný</text:p>
            <text:p text:style-name="P4">Psán odborníky, ale je určen laikům, nezabíhá do podrobností, <text:span text:style-name="T3">obsahuje vysvětlivky a vysvětlení</text:span></text:p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P5">4) Učebn<text:span text:style-name="T3">í<text:line-break/></text:span><text:span text:style-name="T1">Psán pro studenty, zjednodušenou formou</text:span></text:p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A2" office:value-type="string">
            <text:p text:style-name="Table_20_Contents"/>
          </table:table-cell>
          <table:table-cell table:style-name="Tabulka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09:53:05.001433164</meta:creation-date>
    <meta:generator>LibreOffice/5.1.6.2$Linux_x86 LibreOffice_project/10m0$Build-2</meta:generator>
    <dc:date>2018-10-09T11:58:01.140667742</dc:date>
    <meta:editing-duration>PT1H29M24S</meta:editing-duration>
    <meta:editing-cycles>1</meta:editing-cycles>
    <meta:document-statistic meta:table-count="1" meta:image-count="0" meta:object-count="0" meta:page-count="1" meta:paragraph-count="45" meta:word-count="205" meta:character-count="1308" meta:non-whitespace-character-count="1147"/>
  </office:meta>
</office:document-meta>
</file>